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c5fe"/>
    </style:style>
    <style:style style:name="P2" style:family="paragraph" style:parent-style-name="Standard">
      <style:paragraph-properties fo:text-align="end" style:justify-single-word="false"/>
      <style:text-properties officeooo:rsid="000bc5fe" officeooo:paragraph-rsid="000bc5fe"/>
    </style:style>
    <style:style style:name="P3" style:family="paragraph" style:parent-style-name="Standard">
      <style:paragraph-properties fo:text-align="start" style:justify-single-word="false"/>
      <style:text-properties officeooo:rsid="000bc5fe" officeooo:paragraph-rsid="000bc5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die Gurnee</text:p>
      <text:p text:style-name="P2">COSC 592</text:p>
      <text:p text:style-name="P2">9-23-14</text:p>
      <text:p text:style-name="P2"/>
      <text:p text:style-name="P3">Slender: The Eight Pages</text:p>
      <text:p text:style-name="P3">A Game for Scaring People Senseless (also Computer)</text:p>
      <text:p text:style-name="P3"/>
      <text:p text:style-name="P3">Brief Description</text:p>
      <text:p text:style-name="P3">In Slender: The Eight Pages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2:42:07.779093000</meta:creation-date>
    <dc:date>2014-09-23T13:17:02.519969000</dc:date>
    <meta:editing-duration>PT19M35S</meta:editing-duration>
    <meta:editing-cycles>1</meta:editing-cycles>
    <meta:document-statistic meta:table-count="0" meta:image-count="0" meta:object-count="0" meta:page-count="1" meta:paragraph-count="7" meta:word-count="24" meta:character-count="148" meta:non-whitespace-character-count="130"/>
    <meta:generator>LibreOffice/4.2.6.3$MacOSX_x86 LibreOffice_project/3fd416d4c6db7d3204c17ce57a1d70f6e531ee21</meta:generator>
  </office:meta>
</office:document-meta>
</file>